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52in"/>
    </style:style>
    <style:style style:name="co2" style:family="table-column">
      <style:table-column-properties fo:break-before="auto" style:column-width="1.2228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1.306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Vanilla Texture BA2</text:p>
          </table:table-cell>
          <table:table-cell office:value-type="string" calcext:value-type="string">
            <text:p>Compressed Size</text:p>
          </table:table-cell>
          <table:table-cell office:value-type="string" calcext:value-type="string">
            <text:p>Extracted Size</text:p>
          </table:table-cell>
          <table:table-cell office:value-type="string" calcext:value-type="string">
            <text:p>Compression Ratio</text:p>
          </table:table-cell>
        </table:table-row>
        <table:table-row table:style-name="ro1">
          <table:table-cell office:value-type="string" calcext:value-type="string">
            <text:p>dlcCoastTextures</text:p>
          </table:table-cell>
          <table:table-cell office:value-type="float" office:value="1335731328" calcext:value-type="float">
            <text:p>1335731328</text:p>
          </table:table-cell>
          <table:table-cell office:value-type="float" office:value="2776386172" calcext:value-type="float">
            <text:p>2776386172</text:p>
          </table:table-cell>
          <table:table-cell table:formula="of:=[.C2]/[.B2]" office:value-type="float" office:value="2.07855136268841" calcext:value-type="float">
            <text:p>2.08</text:p>
          </table:table-cell>
        </table:table-row>
        <table:table-row table:style-name="ro1">
          <table:table-cell office:value-type="string" calcext:value-type="string">
            <text:p>dlcNukaWorldTextures</text:p>
          </table:table-cell>
          <table:table-cell office:value-type="float" office:value="2348553100" calcext:value-type="float">
            <text:p>2348553100</text:p>
          </table:table-cell>
          <table:table-cell office:value-type="float" office:value="3976985292" calcext:value-type="float">
            <text:p>3976985292</text:p>
          </table:table-cell>
          <table:table-cell table:formula="of:=[.C3]/[.B3]" office:value-type="float" office:value="1.69337678249642" calcext:value-type="float">
            <text:p>1.69</text:p>
          </table:table-cell>
        </table:table-row>
        <table:table-row table:style-name="ro1">
          <table:table-cell office:value-type="string" calcext:value-type="string">
            <text:p>dlcRobotTextures</text:p>
          </table:table-cell>
          <table:table-cell office:value-type="float" office:value="218569835" calcext:value-type="float">
            <text:p>218569835</text:p>
          </table:table-cell>
          <table:table-cell office:value-type="float" office:value="365104892" calcext:value-type="float">
            <text:p>365104892</text:p>
          </table:table-cell>
          <table:table-cell table:formula="of:=[.C4]/[.B4]" office:value-type="float" office:value="1.67042671739218" calcext:value-type="float">
            <text:p>1.67</text:p>
          </table:table-cell>
        </table:table-row>
        <table:table-row table:style-name="ro1">
          <table:table-cell office:value-type="string" calcext:value-type="string">
            <text:p>dlcWorkshop1Textures</text:p>
          </table:table-cell>
          <table:table-cell office:value-type="float" office:value="23234600" calcext:value-type="float">
            <text:p>23234600</text:p>
          </table:table-cell>
          <table:table-cell office:value-type="float" office:value="47551208" calcext:value-type="float">
            <text:p>47551208</text:p>
          </table:table-cell>
          <table:table-cell table:formula="of:=[.C5]/[.B5]" office:value-type="float" office:value="2.04656882408133" calcext:value-type="float">
            <text:p>2.05</text:p>
          </table:table-cell>
        </table:table-row>
        <table:table-row table:style-name="ro1">
          <table:table-cell office:value-type="string" calcext:value-type="string">
            <text:p>dlcWorkshop2Textures</text:p>
          </table:table-cell>
          <table:table-cell office:value-type="float" office:value="169146799" calcext:value-type="float">
            <text:p>169146799</text:p>
          </table:table-cell>
          <table:table-cell office:value-type="float" office:value="292801172" calcext:value-type="float">
            <text:p>292801172</text:p>
          </table:table-cell>
          <table:table-cell table:formula="of:=[.C6]/[.B6]" office:value-type="float" office:value="1.73104766824467" calcext:value-type="float">
            <text:p>1.73</text:p>
          </table:table-cell>
        </table:table-row>
        <table:table-row table:style-name="ro1">
          <table:table-cell office:value-type="string" calcext:value-type="string">
            <text:p>dlcWorkshop3Textures</text:p>
          </table:table-cell>
          <table:table-cell office:value-type="float" office:value="208483596" calcext:value-type="float">
            <text:p>208483596</text:p>
          </table:table-cell>
          <table:table-cell office:value-type="float" office:value="349380484" calcext:value-type="float">
            <text:p>349380484</text:p>
          </table:table-cell>
          <table:table-cell table:formula="of:=[.C7]/[.B7]" office:value-type="float" office:value="1.67581762164156" calcext:value-type="float">
            <text:p>1.68</text:p>
          </table:table-cell>
        </table:table-row>
        <table:table-row table:style-name="ro1">
          <table:table-cell office:value-type="string" calcext:value-type="string">
            <text:p>fallout4Textures1</text:p>
          </table:table-cell>
          <table:table-cell office:value-type="float" office:value="2703605715" calcext:value-type="float">
            <text:p>2703605715</text:p>
          </table:table-cell>
          <table:table-cell office:value-type="float" office:value="4283897708" calcext:value-type="float">
            <text:p>4283897708</text:p>
          </table:table-cell>
          <table:table-cell table:formula="of:=[.C8]/[.B8]" office:value-type="float" office:value="1.58451274319784" calcext:value-type="float">
            <text:p>1.58</text:p>
          </table:table-cell>
        </table:table-row>
        <table:table-row table:style-name="ro1">
          <table:table-cell office:value-type="string" calcext:value-type="string">
            <text:p>fallout4Textures2</text:p>
          </table:table-cell>
          <table:table-cell office:value-type="float" office:value="2410629991" calcext:value-type="float">
            <text:p>2410629991</text:p>
          </table:table-cell>
          <table:table-cell office:value-type="float" office:value="3904311368" calcext:value-type="float">
            <text:p>3904311368</text:p>
          </table:table-cell>
          <table:table-cell table:formula="of:=[.C9]/[.B9]" office:value-type="float" office:value="1.61962282995591" calcext:value-type="float">
            <text:p>1.62</text:p>
          </table:table-cell>
        </table:table-row>
        <table:table-row table:style-name="ro1">
          <table:table-cell office:value-type="string" calcext:value-type="string">
            <text:p>fallout4Textures3</text:p>
          </table:table-cell>
          <table:table-cell office:value-type="float" office:value="2101083744" calcext:value-type="float">
            <text:p>2101083744</text:p>
          </table:table-cell>
          <table:table-cell office:value-type="float" office:value="3419866776" calcext:value-type="float">
            <text:p>3419866776</text:p>
          </table:table-cell>
          <table:table-cell table:formula="of:=[.C10]/[.B10]" office:value-type="float" office:value="1.62766800027177" calcext:value-type="float">
            <text:p>1.63</text:p>
          </table:table-cell>
        </table:table-row>
        <table:table-row table:style-name="ro1">
          <table:table-cell office:value-type="string" calcext:value-type="string">
            <text:p>fallout4Textures4</text:p>
          </table:table-cell>
          <table:table-cell office:value-type="float" office:value="1999988681" calcext:value-type="float">
            <text:p>1999988681</text:p>
          </table:table-cell>
          <table:table-cell office:value-type="float" office:value="3388109572" calcext:value-type="float">
            <text:p>3388109572</text:p>
          </table:table-cell>
          <table:table-cell table:formula="of:=[.C11]/[.B11]" office:value-type="float" office:value="1.69406437355732" calcext:value-type="float">
            <text:p>1.69</text:p>
          </table:table-cell>
        </table:table-row>
        <table:table-row table:style-name="ro1">
          <table:table-cell office:value-type="string" calcext:value-type="string">
            <text:p>fallout4Textures5</text:p>
          </table:table-cell>
          <table:table-cell office:value-type="float" office:value="1963767149" calcext:value-type="float">
            <text:p>1963767149</text:p>
          </table:table-cell>
          <table:table-cell office:value-type="float" office:value="3412905568" calcext:value-type="float">
            <text:p>3412905568</text:p>
          </table:table-cell>
          <table:table-cell table:formula="of:=[.C12]/[.B12]" office:value-type="float" office:value="1.73793800845377" calcext:value-type="float">
            <text:p>1.74</text:p>
          </table:table-cell>
        </table:table-row>
        <table:table-row table:style-name="ro1">
          <table:table-cell office:value-type="string" calcext:value-type="string">
            <text:p>fallout4Textures6</text:p>
          </table:table-cell>
          <table:table-cell office:value-type="float" office:value="1382855876" calcext:value-type="float">
            <text:p>1382855876</text:p>
          </table:table-cell>
          <table:table-cell office:value-type="float" office:value="2565187332" calcext:value-type="float">
            <text:p>2565187332</text:p>
          </table:table-cell>
          <table:table-cell table:formula="of:=[.C13]/[.B13]" office:value-type="float" office:value="1.85499253864399" calcext:value-type="float">
            <text:p>1.85</text:p>
          </table:table-cell>
        </table:table-row>
        <table:table-row table:style-name="ro1">
          <table:table-cell office:value-type="string" calcext:value-type="string">
            <text:p>fallout4Textures7</text:p>
          </table:table-cell>
          <table:table-cell office:value-type="float" office:value="545959220" calcext:value-type="float">
            <text:p>545959220</text:p>
          </table:table-cell>
          <table:table-cell office:value-type="float" office:value="1237517520" calcext:value-type="float">
            <text:p>1237517520</text:p>
          </table:table-cell>
          <table:table-cell table:formula="of:=[.C14]/[.B14]" office:value-type="float" office:value="2.26668490001872" calcext:value-type="float">
            <text:p>2.27</text:p>
          </table:table-cell>
        </table:table-row>
        <table:table-row table:style-name="ro1">
          <table:table-cell office:value-type="string" calcext:value-type="string">
            <text:p>fallout4Textures8</text:p>
          </table:table-cell>
          <table:table-cell office:value-type="float" office:value="602176127" calcext:value-type="float">
            <text:p>602176127</text:p>
          </table:table-cell>
          <table:table-cell office:value-type="float" office:value="1238390200" calcext:value-type="float">
            <text:p>1238390200</text:p>
          </table:table-cell>
          <table:table-cell table:formula="of:=[.C15]/[.B15]" office:value-type="float" office:value="2.05652490106105" calcext:value-type="float">
            <text:p>2.06</text:p>
          </table:table-cell>
        </table:table-row>
        <table:table-row table:style-name="ro1">
          <table:table-cell office:value-type="string" calcext:value-type="string">
            <text:p>fallout4Textures9</text:p>
          </table:table-cell>
          <table:table-cell office:value-type="float" office:value="864524837" calcext:value-type="float">
            <text:p>864524837</text:p>
          </table:table-cell>
          <table:table-cell office:value-type="float" office:value="1547749348" calcext:value-type="float">
            <text:p>1547749348</text:p>
          </table:table-cell>
          <table:table-cell table:formula="of:=[.C16]/[.B16]" office:value-type="float" office:value="1.79028904868814" calcext:value-type="float">
            <text:p>1.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verage:</text:p>
          </table:table-cell>
          <table:table-cell table:formula="of:=AVERAGE([.D2:.D16])" office:value-type="float" office:value="1.80853908802621" calcext:value-type="float">
            <text:p>1.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dian:</text:p>
          </table:table-cell>
          <table:table-cell table:formula="of:=MEDIAN([.D2:.D16])" office:value-type="float" office:value="1.73104766824467" calcext:value-type="float">
            <text:p>1.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:</text:p>
          </table:table-cell>
          <table:table-cell table:formula="of:=MIN([.D2:.D16])" office:value-type="float" office:value="1.58451274319784" calcext:value-type="float">
            <text:p>1.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:</text:p>
          </table:table-cell>
          <table:table-cell table:formula="of:=MAX([.D2:.D16])" office:value-type="float" office:value="2.26668490001872" calcext:value-type="float">
            <text:p>2.2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epack 7z</text:p>
          </table:table-cell>
          <table:table-cell office:value-type="string" calcext:value-type="string">
            <text:p>Compressed Size</text:p>
          </table:table-cell>
          <table:table-cell office:value-type="string" calcext:value-type="string">
            <text:p>Extracted Size</text:p>
          </table:table-cell>
          <table:table-cell office:value-type="string" calcext:value-type="string">
            <text:p>Compression Ratio</text:p>
          </table:table-cell>
        </table:table-row>
        <table:table-row table:style-name="ro1">
          <table:table-cell office:value-type="string" calcext:value-type="string">
            <text:p>1. Performance Overhaul</text:p>
          </table:table-cell>
          <table:table-cell office:value-type="float" office:value="10009293631" calcext:value-type="float">
            <text:p>10009293631</text:p>
          </table:table-cell>
          <table:table-cell office:value-type="float" office:value="18318719336" calcext:value-type="float">
            <text:p>18318719336</text:p>
          </table:table-cell>
          <table:table-cell table:formula="of:=[.C25]/[.B25]" office:value-type="float" office:value="1.83017104016858" calcext:value-type="float">
            <text:p>1.83</text:p>
          </table:table-cell>
        </table:table-row>
        <table:table-row table:style-name="ro1">
          <table:table-cell office:value-type="string" calcext:value-type="string">
            <text:p>2a. Main Repack - Part One</text:p>
          </table:table-cell>
          <table:table-cell office:value-type="float" office:value="6461155611" calcext:value-type="float">
            <text:p>6461155611</text:p>
          </table:table-cell>
          <table:table-cell office:value-type="float" office:value="11633468452" calcext:value-type="float">
            <text:p>11633468452</text:p>
          </table:table-cell>
          <table:table-cell table:formula="of:=[.C26]/[.B26]" office:value-type="float" office:value="1.80052441891265" calcext:value-type="float">
            <text:p>1.80</text:p>
          </table:table-cell>
        </table:table-row>
        <table:table-row table:style-name="ro1">
          <table:table-cell office:value-type="string" calcext:value-type="string">
            <text:p>2b. Main Repack - Part Two</text:p>
          </table:table-cell>
          <table:table-cell office:value-type="float" office:value="8090115785" calcext:value-type="float">
            <text:p>8090115785</text:p>
          </table:table-cell>
          <table:table-cell office:value-type="float" office:value="14843294913" calcext:value-type="float">
            <text:p>14843294913</text:p>
          </table:table-cell>
          <table:table-cell table:formula="of:=[.C27]/[.B27]" office:value-type="float" office:value="1.83474443474853" calcext:value-type="float">
            <text:p>1.83</text:p>
          </table:table-cell>
        </table:table-row>
        <table:table-row table:style-name="ro1">
          <table:table-cell table:style-name="ce1" office:value-type="string" calcext:value-type="string">
            <text:p>2c. Main Reapack - Part Three</text:p>
          </table:table-cell>
          <table:table-cell office:value-type="float" office:value="3100767502" calcext:value-type="float">
            <text:p>3100767502</text:p>
          </table:table-cell>
          <table:table-cell office:value-type="float" office:value="5702597788" calcext:value-type="float">
            <text:p>5702597788</text:p>
          </table:table-cell>
          <table:table-cell table:formula="of:=[.C28]/[.B28]" office:value-type="float" office:value="1.83909234869168" calcext:value-type="float">
            <text:p>1.84</text:p>
          </table:table-cell>
        </table:table-row>
        <table:table-row table:style-name="ro1">
          <table:table-cell office:value-type="string" calcext:value-type="string">
            <text:p>2a. Quality Addon - Part One</text:p>
          </table:table-cell>
          <table:table-cell office:value-type="float" office:value="6992629819" calcext:value-type="float">
            <text:p>6992629819</text:p>
          </table:table-cell>
          <table:table-cell office:value-type="float" office:value="13232299676" calcext:value-type="float">
            <text:p>13232299676</text:p>
          </table:table-cell>
          <table:table-cell table:formula="of:=[.C29]/[.B29]" office:value-type="float" office:value="1.89232091766761" calcext:value-type="float">
            <text:p>1.89</text:p>
          </table:table-cell>
        </table:table-row>
        <table:table-row table:style-name="ro1">
          <table:table-cell office:value-type="string" calcext:value-type="string">
            <text:p>2b. Quality Overhaul - Part Two</text:p>
          </table:table-cell>
          <table:table-cell office:value-type="float" office:value="8734011427" calcext:value-type="float">
            <text:p>8734011427</text:p>
          </table:table-cell>
          <table:table-cell office:value-type="float" office:value="16076291488" calcext:value-type="float">
            <text:p>16076291488</text:p>
          </table:table-cell>
          <table:table-cell table:formula="of:=[.C30]/[.B30]" office:value-type="float" office:value="1.84065381896597" calcext:value-type="float">
            <text:p>1.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verage:</text:p>
          </table:table-cell>
          <table:table-cell table:formula="of:=AVERAGE([.D25:.D30])" office:value-type="float" office:value="1.83958449652584" calcext:value-type="float">
            <text:p>1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dian:</text:p>
          </table:table-cell>
          <table:table-cell table:formula="of:=MEDIAN([.D25:.D30])" office:value-type="float" office:value="1.8369183917201" calcext:value-type="float">
            <text:p>1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:</text:p>
          </table:table-cell>
          <table:table-cell table:formula="of:=MIN([.D25:.D30])" office:value-type="float" office:value="1.80052441891265" calcext:value-type="float">
            <text:p>1.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:</text:p>
          </table:table-cell>
          <table:table-cell table:formula="of:=MAX([.D25:.D30])" office:value-type="float" office:value="1.89232091766761" calcext:value-type="float">
            <text:p>1.89</text:p>
          </table:table-cell>
        </table:table-row>
        <table:table-row table:style-name="ro1" table:number-rows-repeated="104854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5T14:04:37.802000000</meta:creation-date>
    <dc:date>2022-12-12T10:12:19.760000000</dc:date>
    <meta:editing-duration>PT44M47S</meta:editing-duration>
    <meta:editing-cycles>3</meta:editing-cycles>
    <meta:generator>LibreOffice/7.3.4.2$Windows_X86_64 LibreOffice_project/728fec16bd5f605073805c3c9e7c4212a0120dc5</meta:generator>
    <meta:document-statistic meta:table-count="1" meta:cell-count="108" meta:object-count="0"/>
  </office:meta>
</office:document-meta>
</file>